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Processor.createChildProcessor( ComponentManager manager , String actualSource , boolean checkRe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Processor.buildPipeline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Processor.setupConcreteProcessor( Environment env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eeProcessor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reeProcesso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Processor.TreeProcessor( TreeProcessor parent ,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eeProcessor.Tree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Processo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Processor.setRoleManager( RoleManager 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Processor.configure(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TreeProcessor.setComponentConfigurations( Configuration componentConfigur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Processor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Processor.getRootProcess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Processor.buildConcreteProcessor( Environment env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TreeProcessor.getComponent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Processor.process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